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T1" style:family="text">
      <style:text-properties fo:color="#ff3333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15701 bp</text:p>
      <text:p text:style-name="Preformatted_20_Text">Sequence 2: Masked <text:s text:c="4"/>15701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89</text:p>
      <text:p text:style-name="Preformatted_20_Text">Guide tree file created: <text:s text:c="2"/><text:a xlink:type="simple" xlink:href="https://www.genome.jp/tools-bin/pushfile?220406153835CGkY5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298319</text:p>
      <text:p text:style-name="Preformatted_20_Text">Alignment Score 91946</text:p>
      <text:p text:style-name="Preformatted_20_Text"/>
      <text:p text:style-name="Preformatted_20_Text">CLUSTAL-Alignment file created <text:s/><text:a xlink:type="simple" xlink:href="https://www.genome.jp/tools-bin/pushfile?220406153835CGkY5+clustalw.aln" text:style-name="Internet_20_link" text:visited-style-name="Visited_20_Internet_20_Link">[clustalw.aln]</text:a></text:p>
      <text:p text:style-name="P1"/>
      <text:p text:style-name="Horizontal_20_Line"><text:bookmark text:name="clustalw.aln"/></text:p>
      <text:p text:style-name="Preformatted_20_Text"><text:a xlink:type="simple" xlink:href="https://www.genome.jp/tools-bin/pushfile?220406153835CGkY5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TTGGACTAATTGACTCTATGATTTTTTTGGTGCTGGCTAAGAATTGTTTGTCTCACAGGT</text:p>
      <text:p text:style-name="Preformatted_20_Text">Masked <text:s text:c="9"/>TTGGACTAATTGACTCTATGATTTTTTTGGTGCTGGCTAAGAATTGTTTGTCTCACA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AATGTAGCTGTTTGACAGCATACTCTTAAGTCTTTCTGTAGCATCTTGTCTCAGGG</text:p>
      <text:p text:style-name="Preformatted_20_Text">Masked <text:s text:c="9"/>TCCTAATGTAGCTGTTTGACAGCATACTCTTAAGTCTTTCTGTAGCATCTTGTCTC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TCAACATGAGTTGCTCCTCAGTAAGTTCTTAACTGACTTAGAAAAGTGATTGCTCC</text:p>
      <text:p text:style-name="Preformatted_20_Text">Masked <text:s text:c="9"/>CTGTTCAACATGAGTTGCTCCTCAGTAAGTTCTTAACTGACTTAGAAAAGTGATTG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AATGTGGACAAATGAGTTTTATGCAATGGGACTCATCAAATTGGATTATTGCTGTA</text:p>
      <text:p text:style-name="Preformatted_20_Text">Masked <text:s text:c="9"/>TACTAATGTGGACAAATGAGTTTTATGCAATGGGACTCATCAAATTGGATTATTGC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TTTGTTCCGAGAGATGAAGTCATCACAAATCAAGGTTTGATTAGGAAAAAATGAA</text:p>
      <text:p text:style-name="Preformatted_20_Text">Masked <text:s text:c="9"/>TAAAATTTGTTCCGAGAGATGAAGTCATCACAAATCAAGGTTTGATTAGGAAAAAATGA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CAAAAAACTGTCTGCCTTATTCCATCCTTCCAAAAAAAGGGCAACAAAAAATAAAAGTA</text:p>
      <text:p text:style-name="Preformatted_20_Text">Masked <text:s text:c="9"/>ACAAAAAACTGTCTGCCTTATTCCATCCTTCCAAAAAAAGGGCAACAAAAAATAAA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TCCTGATTGTGCATCATAGTGTAGAATATTCCTGTAATAGATTATATGAAGTTTGA</text:p>
      <text:p text:style-name="Preformatted_20_Text">Masked <text:s text:c="9"/>GATTTCCTGATTGTGCATCATAGTGTAGAATATTCCTGTAATAGATTATATGAAGT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AAATACTTAACCTGCTGTTTAGCAGTTAAATATTACTTATTATGAGTTATTTCTGT</text:p>
      <text:p text:style-name="Preformatted_20_Text">Masked <text:s text:c="9"/>GTTCAAATACTTAACCTGCTGTTTAGCAGTTAAATATTACTTATTATGAGTTATT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GGATTGTGCACAACACACTGTGTCTTAAATTCTTAAATCTGGATTACAACAAATTT</text:p>
      <text:p text:style-name="Preformatted_20_Text">Masked <text:s text:c="9"/>CTTGGGATTGTGCACAACACACTGTGTCTTAAATTCTTAAATCTGGATTACAACA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TAAGAATGACCTTCTGGAGAGCTAGCTTGTGGTTGGGTTTGGTGACAGAGACTTG</text:p>
      <text:p text:style-name="Preformatted_20_Text">Masked <text:s text:c="9"/>CTGAATAAGAATGACCTTCTGGAGAGCTAGCTTGTGGTTGGGTTTGGTGACAGAGA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GCTTCAAAACAAACGAAAAAAAAGTATGGCTCTTCTATATTAGTAGGAAGAGAAG</text:p>
      <text:p text:style-name="Preformatted_20_Text">Masked <text:s text:c="9"/>AAAAGGCTTCAAAACAAACGAAAAAAAAGTATGGCTCTTCTATATTAGTAGGAAG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ATGTTAGTACTTTACTCTTCCAGCGCTCCATATGAGGATGTTAAAAGTAACATCC</text:p>
      <text:p text:style-name="Preformatted_20_Text">Masked <text:s text:c="9"/>AAGGAATGTTAGTACTTTACTCTTCCAGCGCTCCATATGAGGATGTTAAAAGTAACA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CCAGGGATCCATTTACTGCAGGCCCTAGCTTGAGGTTGAGAGGCTTCTGGAGAAAG</text:p>
      <text:p text:style-name="Preformatted_20_Text">Masked <text:s text:c="9"/>TCAGCCAGGGATCCATTTACTGCAGGCCCTAGCTTGAGGTTGAGAGGCTTCTGGAG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GTTTAGGGGCAACAGGTAGGGTAGTGGGACTGTGTGATATACATACTTCCAGCAGC</text:p>
      <text:p text:style-name="Preformatted_20_Text">Masked <text:s text:c="9"/>ACTTGTTTAGGGGCAACAGGTAGGGTAGTGGGACTGTGTGATATACATACTTCCAG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AATTGCCTCTTTACTGCTAATATGTGTGACAGTGGAAAGTCTGAGGCATCAGAGC</text:p>
      <text:p text:style-name="Preformatted_20_Text">Masked <text:s text:c="9"/>TTCTGAATTGCCTCTTTACTGCTAATATGTGTGACAGTGGAAAGTCTGAGGCATCAG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CAGGGTAAGCTGAGAGTATAAAAGGTTGCCAAACAACCCTGTGATTACTGAGCTAT</text:p>
      <text:p text:style-name="Preformatted_20_Text">Masked <text:s text:c="9"/>CAGGCAGGGTAAGCTGAGAGTATAAAAGGTTGCCAAACAACCCTGTGATTACTGAG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ATTCAGTGGCTGGAAAGAGATATATGTCAATTTAGTACCTTAATAATAGCTTACT</text:p>
      <text:p text:style-name="Preformatted_20_Text">Masked <text:s text:c="9"/>TGAAGATTCAGTGGCTGGAAAGAGATATATGTCAATTTAGTACCTTAATAATAGCT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TATGTAACCTGAATATACAATAAATAGTACTCGACAGCTGAAGTGACTGGTGTAACT</text:p>
      <text:p text:style-name="Preformatted_20_Text">Masked <text:s text:c="9"/>ACGTATGTAACCTGAATATACAATAAATAGTACTCGACAGCTGAAGTGACTGGTGT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TGTCTAAAATGCAGCTTTCTCAGTTTTTTGGAATCAAGTTACATTTGTTTTGTCTC</text:p>
      <text:p text:style-name="Preformatted_20_Text">Masked <text:s text:c="9"/>TCCTTGTCTAAAATGCAGCTTTCTCAGTTTTTTGGAATCAAGTTACATTTGTTTTG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TGTATTTATACAAGGAAAGGGAGTCATAGAGTAGAGGGCAATGCATTGCATGCAAC</text:p>
      <text:p text:style-name="Preformatted_20_Text">Masked <text:s text:c="9"/>CTGCTGTATTTATACAAGGAAAGGGAGTCATAGAGTAGAGGGCAATGCATTGCATGCAA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AAAGCCCCATCACACTGTGGGAGATGCGTTTCTGCTAATCAGGTGGGTGCAGCAAAGGA</text:p>
      <text:p text:style-name="Preformatted_20_Text">Masked <text:s text:c="9"/>AAAAGCCCCATCACACTGTGGGAGATGCGTTTCTGCTAATCAGGTGGGTGCAGCA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CCCACTGTAGTACAGAGGCAGCAGCATTAGCTTGGAAAGGTGCACAGGGAAAGTTGC</text:p>
      <text:p text:style-name="Preformatted_20_Text">Masked <text:s text:c="9"/>GGTCCCACTGTAGTACAGAGGCAGCAGCATTAGCTTGGAAAGGTGCACAGGGAAAG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GAGTGAATGGATACTCAGCATGAAAGGCCAAAACTGGAGTAAATTACGAAGAATAA</text:p>
      <text:p text:style-name="Preformatted_20_Text">Masked <text:s text:c="9"/>CTTGGAGTGAATGGATACTCAGCATGAAAGGCCAAAACTGGAGTAAATTACGAAG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GGCAAGTTAGGCTTCAATACCTCATCATTCTTCTGCTGTGCAGCATTGCTACCTGT</text:p>
      <text:p text:style-name="Preformatted_20_Text">Masked <text:s text:c="9"/>TCCAGGCAAGTTAGGCTTCAATACCTCATCATTCTTCTGCTGTGCAGCATTGCTAC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TAAGTTCACCCAAAAGTATTGGCCTTGGTTTTTAAAATGGACAAGTCATCCTCTG</text:p>
      <text:p text:style-name="Preformatted_20_Text">Masked <text:s text:c="9"/>GAAGATAAGTTCACCCAAAAGTATTGGCCTTGGTTTTTAAAATGGACAAGTCATCC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CTTGGTATGTACAGTCTAACTGTCAAGCGACCCATTTTTCTATGAAGTGATAGCTT</text:p>
      <text:p text:style-name="Preformatted_20_Text">Masked <text:s text:c="9"/>ATGCCTTGGTATGTACAGTCTAACTGTCAAGCGACCCATTTTTCTATGAAGTGATA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CTTACTGAGAGCCAGGAGTTTCATAGTGTTTGAAATTGGGCATTAAATGAAGAGTC</text:p>
      <text:p text:style-name="Preformatted_20_Text">Masked <text:s text:c="9"/>TACACTTACTGAGAGCCAGGAGTTTCATAGTGTTTGAAATTGGGCATTAAATGAAG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TAGAAAGCATAGTTCTTCATCTGAAACCTAATTGGGGAAGTATTAAACTCAGCATG</text:p>
      <text:p text:style-name="Preformatted_20_Text">Masked <text:s text:c="9"/>ACACTAGAAAGCATAGTTCTTCATCTGAAACCTAATTGGGGAAGTATTAAACTCAG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AAATACTTAGATAGCTAAGCATTTGTCTGCTTTTTTCCAACCATAAGTTAGCCTAC</text:p>
      <text:p text:style-name="Preformatted_20_Text">Masked <text:s text:c="9"/>ACATAAATACTTAGATAGCTAAGCATTTGTCTGCTTTTTTCCAACCATAAGTTAGC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AACAACATATTTATTCATGAGCTTTCTTTTAACTCAGGAAAACGTTAGACATGTA</text:p>
      <text:p text:style-name="Preformatted_20_Text">Masked <text:s text:c="9"/>TAGCAAACAACATATTTATTCATGAGCTTTCTTTTAACTCAGGAAAACGTTAGACA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GGCTTAAAGACAATTCCACAAACTTAATAAGCTCAGAAATTAGGAAGTCATATTGA</text:p>
      <text:p text:style-name="Preformatted_20_Text">Masked <text:s text:c="9"/>TTTAGGCTTAAAGACAATTCCACAAACTTAATAAGCTCAGAAATTAGGAAGTCATA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CTATGCCTTTTTCTTTAGCTTTAAGTACGAAGATCATGGCCACCATCTGAAAAGGG</text:p>
      <text:p text:style-name="Preformatted_20_Text">Masked <text:s text:c="9"/>AGTGCTATGCCTTTTTCTTTAGCTTTAAGTACGAAGATCATGGCCACCATCTGAAA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TGCAGATGTTCTCTGTGTATTATTATTTGATTCTCTTCAATAACATGACCCATCAG</text:p>
      <text:p text:style-name="Preformatted_20_Text">Masked <text:s text:c="9"/>GAACTGCAGATGTTCTCTGTGTATTATTATTTGATTCTCTTCAATAACATGACCCA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GCATGAGCATGCACCAAGATTTTAAAAGGGAAAAGAACTGTCTTAGTAAATCTTTG</text:p>
      <text:p text:style-name="Preformatted_20_Text">Masked <text:s text:c="9"/>AAGAGCATGAGCATGCACCAAGATTTTAAAAGGGAAAAGAACTGTCTTAGTAAATC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AATATCAGATCGCAGCTCCTGGAATAGCAGGTTTGTGATTTGATGAAACCCATAAT</text:p>
      <text:p text:style-name="Preformatted_20_Text">Masked <text:s text:c="9"/>GGAAAATATCAGATCGCAGCTCCTGGAATAGCAGGTTTGTGATTTGATGAAACCCATAA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TTTCAGACCTGAAGGCACTATTATAAGGGAAGACTCTGTCCAGATTTACAAAGCTAGT</text:p>
      <text:p text:style-name="Preformatted_20_Text">Masked <text:s text:c="9"/>CATTTCAGACCTGAAGGCACTATTATAAGGGAAGACTCTGTCCAGATTTACAAAGC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GTATTCTCACTGAAAATTTTTGTTGAAAGAAAGAAATTTTTATGGCTGTATGGATAT</text:p>
      <text:p text:style-name="Preformatted_20_Text">Masked <text:s text:c="9"/>CGAGTATTCTCACTGAAAATTTTTGTTGAAAGAAAGAAATTTTTATGGCTGTATGG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TTAAGAGTGCTACATTTTCCCTTTTTAAACATTAAGAAAGCAATATTTTCAACAA</text:p>
      <text:p text:style-name="Preformatted_20_Text">Masked <text:s text:c="9"/>TCCCATTAAGAGTGCTACATTTTCCCTTTTTAAACATTAAGAAAGCAATATTTTC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GATTTTTCTTTTCTTAGGGACCTCTTCTGAGATTACGAAAAAATGAAAGACTTGA</text:p>
      <text:p text:style-name="Preformatted_20_Text">Masked <text:s text:c="9"/>GAATAGATTTTTCTTTTCTTAGGGACCTCTTCTGAGATTACGAAAAAATGAAAGAC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AGATAAAATATTTATGATGCATTTCTTCCTGGATTCCAAATAATGGAAATAATGAG</text:p>
      <text:p text:style-name="Preformatted_20_Text">Masked <text:s text:c="9"/>AAGCAGATAAAATATTTATGATGCATTTCTTCCTGGATTCCAAATAATGGAAATAA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ATAAATAGAGAAAAATAAGCATCTCTATATATTTGCTAAGATTTTTTTTTTACAAC</text:p>
      <text:p text:style-name="Preformatted_20_Text">Masked <text:s text:c="9"/>ATAAATAAATAGAGAAAAATAAGCATCTCTATATATTTGCTAAGATTTTTTTTTTA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GCTGTGCCAATGGATTTTCAATGAATAATTTCACTGAAGATGCTTAATTTTGAAAA</text:p>
      <text:p text:style-name="Preformatted_20_Text">Masked <text:s text:c="9"/>ATAAGCTGTGCCAATGGATTTTCAATGAATAATTTCACTGAAGATGCTTAATTTT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GTAAGTTCAGTTGGAAATTCCTCAGTTCTGGTAGTTCTCTTTTCTCTCTAAGCATAT</text:p>
      <text:p text:style-name="Preformatted_20_Text">Masked <text:s text:c="9"/>GTTGTAAGTTCAGTTGGAAATTCCTCAGTTCTGGTAGTTCTCTTTTCTCTCTAAGC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CTTTTATTTATTCTTCAAG<text:span text:style-name="T1">TTTCACACTAGAAGTGTTGAAGGGCTCAGACAGTTT</text:span></text:p>
      <text:p text:style-name="Preformatted_20_Text">Masked <text:s text:c="9"/>TAAAACTTTTATTTATTCTTCAAG<text:span text:style-name="T1">TTTCACACTAGAAGTGTTGAAGGGCTCAGACAGT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GCAGAAAAACATGCCTGGAGGCTTTAAGAGATACGAAGAGCTGTGAAACTGACCACATC</text:span></text:p>
      <text:p text:style-name="Preformatted_20_Text">Masked <text:s text:c="9"/><text:span text:style-name="T1">GGCAGAAAAACATGCCTGGAGGCTTTAAGAGATACGAAGAGCTGTGAAACTGACCACAT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GTCTCAAAGAACCAGAAACAGACTGTGGCACTGACTTTTGATGTAAGTCTG</text:span>TTAGGTTT</text:p>
      <text:p text:style-name="Preformatted_20_Text">Masked <text:s text:c="9"/><text:span text:style-name="T1">CGTCTCAAAGAACCAGAAACAGACTGTGGCACTGACTTTTGATGTAAGTCTG</text:span>TTAG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CTTTGTGCCATAGTTAGTTGTGTAATAATTCAGCAAATCACATTTTACTGAGTTCTA</text:p>
      <text:p text:style-name="Preformatted_20_Text">Masked <text:s text:c="9"/>TGGCTTTGTGCCATAGTTAGTTGTGTAATAATTCAGCAAATCACATTTTACTGAGT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GAAGGTCAGCCAGTTTCTGTTGAAGTCAAACTGAATATACAAAAAGGAGCATACGT</text:p>
      <text:p text:style-name="Preformatted_20_Text">Masked <text:s text:c="9"/>CAAAGAAGGTCAGCCAGTTTCTGTTGAAGTCAAACTGAATATACAAAAAGGAGCATAC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GTGTTTTTCTAGTAGGGGATGCTTTCCCAAAGCAGTGCTTTAATGCTAGAGGTTAA</text:p>
      <text:p text:style-name="Preformatted_20_Text">Masked <text:s text:c="9"/>TTCAGTGTTTTTCTAGTAGGGGATGCTTTCCCAAAGCAGTGCTTTAATGCTAGAGG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AGTGCCCAGTATGTAGACATGTGGGTTGCAAAGCTATAAGACAAAATCAAAACATG</text:p>
      <text:p text:style-name="Preformatted_20_Text"><text:soft-page-break/>Masked <text:s text:c="9"/>AGAGAGTGCCCAGTATGTAGACATGTGGGTTGCAAAGCTATAAGACAAAATCAAAA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TGCTTAAGAAAGGAGTATATTCATCTCATCTTTCATTATAACTTAGGTTGGATTT</text:p>
      <text:p text:style-name="Preformatted_20_Text">Masked <text:s text:c="9"/>AAAAATGCTTAAGAAAGGAGTATATTCATCTCATCTTTCATTATAACTTAGGTTGG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CTTTTCCTGAATTTTTCACTCAGTGTTTTAAAACTAACCATAATATGAGTGTTCT</text:p>
      <text:p text:style-name="Preformatted_20_Text">Masked <text:s text:c="9"/>AAATTCTTTTCCTGAATTTTTCACTCAGTGTTTTAAAACTAACCATAATATGAGTG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CCTAGCATACACATTCCACCTGGTACAGAATAACTGTTCTATGAAAAATTACTGAG</text:p>
      <text:p text:style-name="Preformatted_20_Text">Masked <text:s text:c="9"/>TTCTCCTAGCATACACATTCCACCTGGTACAGAATAACTGTTCTATGAAAAATTAC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TATAGGACTGAAGGAAAACTAATGAAATAGATATGGAGGTTTAGTATTTAAAGA</text:p>
      <text:p text:style-name="Preformatted_20_Text">Masked <text:s text:c="9"/>AAAAAATATAGGACTGAAGGAAAACTAATGAAATAGATATGGAGGTTTAGTATTT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TGGTACATGCCAGCTGGGAACAAGGAAGCTGCTATATTCAAAGATCTGAATTTGTA</text:p>
      <text:p text:style-name="Preformatted_20_Text">Masked <text:s text:c="9"/>GATATGGTACATGCCAGCTGGGAACAAGGAAGCTGCTATATTCAAAGATCTGAAT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AACACGGGCATGGCATATGAATTAATGTAATTTTCAAGATACTAGCATACGTTAAT</text:p>
      <text:p text:style-name="Preformatted_20_Text">Masked <text:s text:c="9"/>AAGTAACACGGGCATGGCATATGAATTAATGTAATTTTCAAGATACTAGCATACGT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ATAACACTAATCAAAAAAGAAAAGGAGAGATGGTAGATGAATTAGTAGTCCCAAGT</text:p>
      <text:p text:style-name="Preformatted_20_Text">Masked <text:s text:c="9"/>GGTAATAACACTAATCAAAAAAGAAAAGGAGAGATGGTAGATGAATTAGTAGTCCC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ATCAATATTGTCTTTTTCTCATATACTGAAAAATCTAAATGTAGAATGAAATATTA</text:p>
      <text:p text:style-name="Preformatted_20_Text">Masked <text:s text:c="9"/>CATCATCAATATTGTCTTTTTCTCATATACTGAAAAATCTAAATGTAGAATGAAAT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GAATGTGTTTAATTATTAGTTCACTGCCATTTCACGATACCTACAGGTGAGTTAGT</text:p>
      <text:p text:style-name="Preformatted_20_Text">Masked <text:s text:c="9"/>GAAAGAATGTGTTTAATTATTAGTTCACTGCCATTTCACGATACCTACAGGTGAGT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ATCAACATATGTTGTTCTATAACTATTGAGCCACATTTATCTCAAATCTTTAAAAA</text:p>
      <text:p text:style-name="Preformatted_20_Text">Masked <text:s text:c="9"/>TAATATCAACATATGTTGTTCTATAACTATTGAGCCACATTTATCTCAAATCTTT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ATTGTAGAAAAAAAAACTGTGCAACCAGTGATGCCTGACCTCAGTATAATTATTTTT</text:p>
      <text:p text:style-name="Preformatted_20_Text">Masked <text:s text:c="9"/>ACGATTGTAGAAAAAAAAACTGTGCAACCAGTGATGCCTGACCTCAGTATAATTA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CTGTTACATTAGAACACCAATCATTATAGTTCCTCCAAAGAGCAATAATTTAAACAA</text:p>
      <text:p text:style-name="Preformatted_20_Text">Masked <text:s text:c="9"/>TCACTGTTACATTAGAACACCAATCATTATAGTTCCTCCAAAGAGCAATAATTTA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GAAATAACTCTTTGTTGATACTGAATTAATATTTTCCTGTATTCTCCTAATACAAT</text:p>
      <text:p text:style-name="Preformatted_20_Text">Masked <text:s text:c="9"/>ATAAGAAATAACTCTTTGTTGATACTGAATTAATATTTTCCTGTATTCTCCNNNNNNNNN</text:p>
      <text:p text:style-name="Preformatted_20_Text"><text:s text:c="16"/>*************************************************** <text:s text:c="8"/></text:p>
      <text:p text:style-name="Preformatted_20_Text"/>
      <text:p text:style-name="Preformatted_20_Text">Unmasked <text:s text:c="7"/>TAAAAAATAATAATCTAATAATTAAAAATGAATATAGAAAAAATTAGAAGAAATAATAAC</text:p>
      <text:p text:style-name="Preformatted_20_Text">Masked <text:s text:c="9"/>NNNNNNNNNNNNNNNNNNNNNNNNNNNNNNNNNNNNNNNNNNNNNNNNNNNNNNNNNNNC</text:p>
      <text:p text:style-name="Preformatted_20_Text"><text:s text:c="75"/>*</text:p>
      <text:p text:style-name="Preformatted_20_Text"/>
      <text:p text:style-name="Preformatted_20_Text"><text:soft-page-break/>Unmasked <text:s text:c="7"/>ACTTTGTAATAGAGAGCAGTTCTCCCATGACTTACTTTTCTTAGCTATCTCGGTAAACTA</text:p>
      <text:p text:style-name="Preformatted_20_Text">Masked <text:s text:c="9"/>ACTTTGTAATAGAGAGCAGTTCTCCCATGACTTACTTTTCTTAGCTATCTCGGTAA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TAAATTTAGTAATATGGGTTTTTTTTCTTTTCATTTGAAGGAAGGAAAGTGAAAA</text:p>
      <text:p text:style-name="Preformatted_20_Text">Masked <text:s text:c="9"/>AAAATTAAATTTAGTAATATGGGTTTTTTTTCTTTTCATTTGAAGGAAGGAAAGT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TTGTTAAGTAATGAAAGAATAAAAAGGGAAAAATCTCAGTGAAGAATAGCTGGGGG</text:p>
      <text:p text:style-name="Preformatted_20_Text">Masked <text:s text:c="9"/>TTGCTTGTTAAGTAATGAAAGAATAAAAAGGGAAAAATCTCAGTGAAGAATAGCTGG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ATTTAATGTCCATCGGGAAAAAAAAAAGATTTATTTTTATATTAG<text:span text:style-name="T1">GTAGATGCATG</text:span></text:p>
      <text:p text:style-name="Preformatted_20_Text">Masked <text:s text:c="9"/>TATCATTTAATGTCCATCGGGAAAAAAAAAAGATTTATTTTTATATTAG<text:span text:style-name="T1">GTAGATGCA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GTGACAACTCGTGTGTAACAAAGATGATGACTGTGAGATGATGACTGAGATTTTTCTA</text:span></text:p>
      <text:p text:style-name="Preformatted_20_Text">Masked <text:s text:c="9"/><text:span text:style-name="T1">AAGTGACAACTCGTGTGTAACAAAGATGATGACTGTGAGATGATGACTGAGATTTTTC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TGAAGTCAGCTGCAAATTTGTACCACAATTACCATGCCATAATGATCACACTGACAGGC</text:span></text:p>
      <text:p text:style-name="Preformatted_20_Text">Masked <text:s text:c="9"/><text:span text:style-name="T1">ATGAAGTCAGCTGCAAATTTGTACCACAATTACCATGCCATAATGATCACACTGACAGG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AAAGTTGGCAGGACTGCAGGGCAAGA</text:span>GTATGTAATAAACAAAAACATAGTTTTGGGCA</text:p>
      <text:p text:style-name="Preformatted_20_Text">Masked <text:s text:c="9"/><text:span text:style-name="T1">AGAAAGTTGGCAGGACTGCAGGGCAAGA</text:span>GTATGTAATAAACAAAAACATAGTTTTG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GAAAACTCTAGATCTGTCTCCAAAGGCAACAGAAAACACTGGGGCATACAGGCATT</text:p>
      <text:p text:style-name="Preformatted_20_Text">Masked <text:s text:c="9"/>CTGTGAAAACTCTAGATCTGTCTCCAAAGGCAACAGAAAACACTGGGGCATACAGG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TAAATGGAATCATGTTCTCATTTGTGTATTGAAATGCAACATAGCTTTTGGAAGAA</text:p>
      <text:p text:style-name="Preformatted_20_Text">Masked <text:s text:c="9"/>CCCTTAAATGGAATCATGTTCTCATTTGTGTATTGAAATGCAACATAGCTTTTGG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TGACAACTGTTTTATGTTGTGTACTTGAAGAAAATAAATATTTATCCAGACAGTGA</text:p>
      <text:p text:style-name="Preformatted_20_Text">Masked <text:s text:c="9"/>CAATTGACAACTGTTTTATGTTGTGTACTTGAAGAAAATAAATATTTATCCAGACA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TGAGTAAATCAATCATTATGCTAATATGCAGAATCATATATAGATATTACATGAAT</text:p>
      <text:p text:style-name="Preformatted_20_Text">Masked <text:s text:c="9"/>ATACTGAGTAAATCAATCATTATGCTAATATGCAGAATCATATATAGATATTACA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GCTATTATTTAAATAAAATTTATAGATATATCCATATTTTTAAGTAACATTTCATA</text:p>
      <text:p text:style-name="Preformatted_20_Text">Masked <text:s text:c="9"/>TACAGCTATTATTTAAATAAAATTTATAGATATATCCATATTTTTAAGTAACATTT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ATCAGTCATTCCCAATTACTTTACTTACACACTGCCTGCAGCATTTGTTTTTCAGA</text:p>
      <text:p text:style-name="Preformatted_20_Text">Masked <text:s text:c="9"/>AGGAATCAGTCATTCCCAATTACTTTACTTACACACTGCCTGCAGCATTTGTTTTT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CATTCTTCACTTCCCCAAAAACTGAAACAGATAAAAACAGAGCATAGTACAGTACC</text:p>
      <text:p text:style-name="Preformatted_20_Text">Masked <text:s text:c="9"/>ATTACATTCTTCACTTCCCCAAAAACTGAAACAGATAAAAACAGAGCATAGTACAG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TTGTGTTGAGATGAAAAAGGTGCAGCCTGCTTTTCATCGTGGAACAGAATGACTGCC</text:p>
      <text:p text:style-name="Preformatted_20_Text">Masked <text:s text:c="9"/>ACCTTGTGTTGAGATGAAAAAGGTGCAGCCTGCTTTTCATCGTGGAACAGAATGACTGC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AACAGTCATCCTTTGTAGCAAGGAGAAAGAAGACTTATAGGCATTTTCAGAAGCAGGTT</text:p>
      <text:p text:style-name="Preformatted_20_Text">Masked <text:s text:c="9"/>CAACAGTCATCCTTTGTAGCAAGGAGAAAGAAGACTTATAGGCATTTTCAGAAGCAG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TATTATTATTATTATTTCTATTCTAATCAGTTACTGAAGCCATTCACGAGACATG</text:p>
      <text:p text:style-name="Preformatted_20_Text">Masked <text:s text:c="9"/>TGTTNNNNNNNNNNNNNNNNNNNNNNNCTAATCAGTTACTGAAGCCATTCACGAGACATG</text:p>
      <text:p text:style-name="Preformatted_20_Text"><text:s text:c="16"/>**** <text:s text:c="22"/>*********************************</text:p>
      <text:p text:style-name="Preformatted_20_Text"/>
      <text:p text:style-name="Preformatted_20_Text">Unmasked <text:s text:c="7"/>TATAGCTGTGTAGTAGTGATGCTGGCAACATGCATGACTTGATACCCATTTTCCACACTC</text:p>
      <text:p text:style-name="Preformatted_20_Text">Masked <text:s text:c="9"/>TATAGCTGTGTAGTAGTGATGCTGGCAACATGCATGACTTGATACCCATTTTCCAC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AAGTACAGGGACATGTATCAGCTGTAAATATTGTGGTCCTTGGAAAGACTGAAAAC</text:p>
      <text:p text:style-name="Preformatted_20_Text">Masked <text:s text:c="9"/>AGATAAGTACAGGGACATGTATCAGCTGTAAATATTGTGGTCCTTGGAAAGACTG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AGATAGAATACGATGGAAAATGATAGAAAGAACAAAAAAAATGCAGTGGGGAATC</text:p>
      <text:p text:style-name="Preformatted_20_Text">Masked <text:s text:c="9"/>TTTATAGATAGAATACGATGGAAAATGATAGAAAGAACAAAAAAAATGCAGTGGGG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AAGAAGCAATTGTTTCTGGAAGTATCTGCTGCACATTGGTATATAGGTGTAGAGAT</text:p>
      <text:p text:style-name="Preformatted_20_Text">Masked <text:s text:c="9"/>TCCAAAGAAGCAATTGTTTCTGGAAGTATCTGCTGCACATTGGTATATAGGTGTAG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ACACCATGAGATCACTTTTGGAGGTTTGAGATGGTTCAGATTTCCTCTTCTCTCCT</text:p>
      <text:p text:style-name="Preformatted_20_Text">Masked <text:s text:c="9"/>CTACACACCATGAGATCACTTTTGGAGGTTTGAGATGGTTCAGATTTCCTCTTCTC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GGAATTCTACTACTCCTCCAAGTCACTCACTGAGAAAAGAGACAAAGCTAGGAGAG</text:p>
      <text:p text:style-name="Preformatted_20_Text">Masked <text:s text:c="9"/>GCAGGGAATTCTACTACTCCTCCAAGTCACTCACTGAGAAAAGAGACAAAGCTAGG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TATATTCCTTATACACGGATCTTGTGCACTCTAGACACCAACGTTCCTATCAGCAA</text:p>
      <text:p text:style-name="Preformatted_20_Text">Masked <text:s text:c="9"/>GCTGTATATTCCTTATACACGGATCTTGTGCACTCTAGACACCAACGTTCCTATCA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GTCATATGAGTTATGAAAAAAAAAAATCCAGGATAAAAGTAGCTGTTTACATGAC</text:p>
      <text:p text:style-name="Preformatted_20_Text">Masked <text:s text:c="9"/>ACAAAGTCATATGAGTTATGAAAAAAAAAAATCCAGGATAAAAGTAGCTGTTTACA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TTGAACTTACATGGAATACTTTATCACAAATAGGTTGTTCAAGAAGAAATGTTTTT</text:p>
      <text:p text:style-name="Preformatted_20_Text">Masked <text:s text:c="9"/>CTTTTTGAACTTACATGGAATACTTTATCACAAATAGGTTGTTCAAGAAGAAATG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TCCTTCCATTCCTAAGGTTCTCAATGCAATATCTGTCTTCTATTTGTCTATTTTTC</text:p>
      <text:p text:style-name="Preformatted_20_Text">Masked <text:s text:c="9"/>TACTTCCTTCCATTCCTAAGGTTCTCAATGCAATATCTGTCTTCTATTTGTCTA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ATGACACATGAAATATTTTACAAAGATGTATTATTTCGTCCATAACATGAATGAGA</text:p>
      <text:p text:style-name="Preformatted_20_Text">Masked <text:s text:c="9"/>ACATATGACACATGAAATATTTTACAAAGATGTATTATTTCGTCCATAACATGAA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AACAGTACAAGAGATGAGGCAAGCTACTGCAAACTTCTTTGCTAAAGATTCAGTTT</text:p>
      <text:p text:style-name="Preformatted_20_Text">Masked <text:s text:c="9"/>AATGAACAGTACAAGAGATGAGGCAAGCTACTGCAAACTTCTTTGCTAAAGATTCA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GCTATAGCCTCTATCTCAAAATAGAGTCCTGCACTTTGGCCACAGCAACCCCAGGC</text:p>
      <text:p text:style-name="Preformatted_20_Text">Masked <text:s text:c="9"/>CACAGCTATAGCCTCTATCTCAAAATANNNNNNNNNNNNNNNNNNNNNNNNNNNNNNNNN</text:p>
      <text:p text:style-name="Preformatted_20_Text"><text:soft-page-break/><text:s text:c="16"/>*************************** <text:s text:c="32"/></text:p>
      <text:p text:style-name="Preformatted_20_Text"/>
      <text:p text:style-name="Preformatted_20_Text">Unmasked <text:s text:c="7"/>AGTGCTACAGGCTTGAGCCAGAGTGGCTGGAAGACTGTGTGGAAGAAACAAACCTGG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TGATCAACGCTCAGCTGAACGTGAGCCAGCAGTGTGCCCAGGTGGCCAAGAAGG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GCATCCTGGCTTGTATCAGAAAAAGTGTTGCCAGCAGGAGCAAGAGGTGATCGT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GTACTCAACACTGGTAATCCCGCACCTCGAGTACTGTGATCAGTATTGGGCCCT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CCAGAAAGACATCAAGGCCCTGGAGCCTGTCCAGAGAAGGGCAATGAAGCTGGT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TCTGGAGCACAAGTCTTACAAGAAGCAGCTGAGGAACTGGGATTTTTTAGTCTG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GCGAGGCTCAGGGGAGACCTTATCGCTGTCCACAACTACCTGAAGGGAGGCTGT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GTGGGGGTCAGCCTCTTCTCCTAGGTAACTAGCAATAGGACTAGAGGTAATTGC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TTATGCCAGGGGAGGTTCAGGTTGGACGTTAGAAAAGATTTCTTCTCCAAATGA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AGGAGCTGGAATGGGCTGCCCAGGGAGGTGTTCCCCAGGGATGATGCCCCAGGGAAC</text:p>
      <text:p text:style-name="Preformatted_20_Text">Masked <text:s text:c="9"/>NNNNNNNNNNNNNNNNNNNNNNNNNNNNNNNNNTTCCCCAGGGATGATGCCCCAGGGAAC</text:p>
      <text:p text:style-name="Preformatted_20_Text"><text:s text:c="49"/>***************************</text:p>
      <text:p text:style-name="Preformatted_20_Text"/>
      <text:p text:style-name="Preformatted_20_Text">Unmasked <text:s text:c="7"/>CAGGCAAAGGAATGCAAAACAGTGTATGTGCCCAGCATTTGCCAGGTCTGATTACAAGCT</text:p>
      <text:p text:style-name="Preformatted_20_Text">Masked <text:s text:c="9"/>CAGGCAAAGGAATGCAAAACAGTGTATGTGCCCAGCATTTGCCAGGTCTGATTACA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TATCAAATTTCAGGTTATTTTTCTTGATCTGTGGAGAAATCTAAACAAGGATCAA</text:p>
      <text:p text:style-name="Preformatted_20_Text">Masked <text:s text:c="9"/>TGGAATATCAAATTTCAGGTTATTTTTCTTGATCTGTGGAGAAATCTAAACAAGGA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GTTGCCTTTCCTCCATCCAAGAAAAAAGAAAATCATGTTCTGTTTTGTTTTTCCAT</text:p>
      <text:p text:style-name="Preformatted_20_Text">Masked <text:s text:c="9"/>GAAAGTTGCCTTTCCTCCATCCAAGAAAAAAGAAAATCATGTTCTGTTTTGTTTTT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GAAAACTCTGCATTTATAAATGTACACTGCCATTGATGTATTGCACTCCTGTTTTC</text:p>
      <text:p text:style-name="Preformatted_20_Text">Masked <text:s text:c="9"/>CTGCGAAAACTCTGCATTTATAAATGTACACTGCCATTGATGTATTGCACTCCTG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GAAGACAAGACTTTCTGCATAGATCACATCTTCTCTTGGACAGCATAATCTCTCTA</text:p>
      <text:p text:style-name="Preformatted_20_Text"><text:soft-page-break/>Masked <text:s text:c="9"/>CTCTGAAGACAAGACTTTCTGCATAGATCACATCTTCTCTTGGACAGCATAATCTC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GTGAGTCATTTTATCTGTAAAAGTTTCTGGTCACAAATAGAGCTAAGCAGAGGCAG</text:p>
      <text:p text:style-name="Preformatted_20_Text">Masked <text:s text:c="9"/>CATAGTGAGTCATTTTATCTGTAAAAGTTTCTGGTCACAAATAGAGCTAAGCAGAG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CCCTGGCTCTCCAGAGGGGTTGAATACATAAGGAAACTGCATAAGAACTCCCATGA</text:p>
      <text:p text:style-name="Preformatted_20_Text">Masked <text:s text:c="9"/>AGAGCCCTGGCTCTCCAGAGGGGTTGAATACATAAGGAAACTGCATAAGAACTCCC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AGTCAAATTATTGATTTTAGCTGAATCACATTCTTTAGCTGAATCAAATTATTTTG</text:p>
      <text:p text:style-name="Preformatted_20_Text">Masked <text:s text:c="9"/>GATAAGTCAAATTATTGATTTTAGCTGAATCACATTCTTTAGCTGAATCAAATTAT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TCAATCATGTGCTTTTTTCATAGAATCATTGAATCACTAAGGTTGGAAAAGACCTG</text:p>
      <text:p text:style-name="Preformatted_20_Text">Masked <text:s text:c="9"/>AGGTTCAATCATGTGCTTTTTNNNNNNNNNNNNNNNNNNNNNNNNNNNNNNNNNNNNNNN</text:p>
      <text:p text:style-name="Preformatted_20_Text"><text:s text:c="16"/>********************* <text:s text:c="38"/></text:p>
      <text:p text:style-name="Preformatted_20_Text"/>
      <text:p text:style-name="Preformatted_20_Text">Unmasked <text:s text:c="7"/>TAAGATCATCCAGTCCAACTGTCCACCTACCACCAATATTTCTCACTAAAGCATGTT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TACTACATCGACATGTTTCTTGGTTTCTTGAAAATCTCCAGGGACAGTGACTCA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TTCCATGGGCAGCCCATTCCAGTACCTGACCACTCTTTCAGAGAAGAAGTTATTTG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ATCCAACCTGAAAGTCCCTTGGCACAACATGAGGCCATTCCCTCTCATCCTATTG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CCTTGAAGAAGAGGCCAACCACAAAATCAACACAACCTCCTTTCAGTTAGTTGT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CAATAAGGTCTCCCCTGAGCCTCCTCTTCTCCAGACTAAACAATCCCAGTTCCC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GTTCCTCATAAGGCCTGTGCTCCAGTCCCCTCAGCACCTCCAATGAACACTGAAAAT</text:p>
      <text:p text:style-name="Preformatted_20_Text">Masked <text:s text:c="9"/>NNNNNNNNNNNNNNNNNNNNNNNNNNNNNNNNNNNNNNNNNNNNAATGAACACTGAAAAT</text:p>
      <text:p text:style-name="Preformatted_20_Text"><text:s text:c="60"/>****************</text:p>
      <text:p text:style-name="Preformatted_20_Text"/>
      <text:p text:style-name="Preformatted_20_Text">Unmasked <text:s text:c="7"/>TTTCAAGGAGAAAAATCAAACATCTTAGTAAAGTTTAGAAATTTTTTTGGTCAAACTATA</text:p>
      <text:p text:style-name="Preformatted_20_Text">Masked <text:s text:c="9"/>TTTCAAGGAGAAAAATCAAACATCTTAGTAAAGTTTAGAAATTTTTTTGGTCAAAC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CTACTATAAAATGCCATTTAGCCTTTACTAACACTTTCTGTAGAATGATTTTGCT</text:p>
      <text:p text:style-name="Preformatted_20_Text">Masked <text:s text:c="9"/>TTTTTCTACTATAAAATGCCATTTAGCCTTTACTAACACTTTCTGTAGAATGATT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GGATAAAATATCTTCTGCTACATTATTCTTTGTATTCAAAGTCAGGATCCACATCA</text:p>
      <text:p text:style-name="Preformatted_20_Text">Masked <text:s text:c="9"/>GTCTGGATAAAATATCTTCTGCTACATTATTCTTTGTATTCAAAGTCAGGATCCACATC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TGTTTGTCTTATATGATTACTGTTGTTATTGATAAACTAAATATATTATGCAACTTTAC</text:p>
      <text:p text:style-name="Preformatted_20_Text">Masked <text:s text:c="9"/>GTGTTTGTCTTATATGATTACTGTTGTTATTGATAAACTAAATATATTATGCAACT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CTACATAGTTTTTGTGTTTTTTTTTAACTGCCTGTTCTGATTACTCATACAATCTT</text:p>
      <text:p text:style-name="Preformatted_20_Text">Masked <text:s text:c="9"/>AGTGCTACATAGTTTTTGTGTTTTTTTTTAACTGCCTGTTCTGATTACTCATACAA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TCCTCTTTTCTTAAATAG<text:span text:style-name="T1">AAACAGACAGACAATATGTTCACATCTGAGTTCTATCA</text:span></text:p>
      <text:p text:style-name="Preformatted_20_Text">Masked <text:s text:c="9"/>TTCATCCTCTTTTCTTAAATAG<text:span text:style-name="T1">AAACAGACAGACAATATGTTCACATCTGAGTTCTATC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ATCTTAAAAAAATGTTATGAGAGATCTATACAGACAAACAAAAACCTCTTCAAAGTTG</text:span></text:p>
      <text:p text:style-name="Preformatted_20_Text">Masked <text:s text:c="9"/><text:span text:style-name="T1">TGATCTTAAAAAAATGTTATGAGAGATCTATACAGACAAACAAAAACCTCTTCAAAGT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TGCCTCTGAAATGCACACCTACACCTGCAGGGAGGAACAGGAATGCTTCAGGAGCAAA</text:span></text:p>
      <text:p text:style-name="Preformatted_20_Text">Masked <text:s text:c="9"/><text:span text:style-name="T1">ACTGCCTCTGAAATGCACACCTACACCTGCAGGGAGGAACAGGAATGCTTCAGGAGCA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TAAAGTTTCACTATAGCTAGACTGTAAGTTTCAGTTCTAGGTTACATAGCTTCACAGG</text:span></text:p>
      <text:p text:style-name="Preformatted_20_Text">Masked <text:s text:c="9"/><text:span text:style-name="T1">TTTAAAGTTTCACTATAGCTAGACTGTAAGTTTCAGTTCTAGGTTACATAGCTTCACAG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GG</text:span>ATAAGCCTGATCAAACTAAAATACTTAATTTAATTACTCTAAAACCAGTAAAATTT</text:p>
      <text:p text:style-name="Preformatted_20_Text">Masked <text:s text:c="9"/><text:span text:style-name="T1">AAGG</text:span>ATAAGCCTGATCAAACTAAAATACTTAATTTAATTACTCTAAAACCAGTAA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GCGTTAGAAGAAAAGCAGAAGCAGCCTAGGAACATCAGAACAGTAAAGGATTTTG</text:p>
      <text:p text:style-name="Preformatted_20_Text">Masked <text:s text:c="9"/>ATATAGCGTTAGAAGAAAAGCAGAAGCAGCCTAGGAACATCAGAACAGTAAAGGAT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GCTGAACAGCAAGAATATTTGCACCTACAAAACTTTCTTCAGAGAGATGTAGAGG</text:p>
      <text:p text:style-name="Preformatted_20_Text">Masked <text:s text:c="9"/>CATGTGCTGAACAGCAAGAATATTTGCACCTACAAAACTTTCTTCAGAGAGATGTA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AAGATTTCCTCCAGCCCTAAGAGCATTTGAGTCAGCAGTTTAAGATGCCTTAAATG</text:p>
      <text:p text:style-name="Preformatted_20_Text">Masked <text:s text:c="9"/>CCTAAAGATTTCCTCCAGCCCTAAGAGCATTTGAGTCAGCAGTTTAAGATGCCTT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CAGCTGATGCAGTGGTCAGCTGCTAAATTCCTTTTACATACTTCCTGCTAGGCACT</text:p>
      <text:p text:style-name="Preformatted_20_Text">Masked <text:s text:c="9"/>GTGCCAGCTGATGCAGTGGTCAGCTGCTAAATTCCTTTTACATACTTCCTGCTAGG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TTAAGGAAGATATGTAAGAGCTGCAGAAAATAATGGGGTTTGTAAGCAAGTGCCTT</text:p>
      <text:p text:style-name="Preformatted_20_Text">Masked <text:s text:c="9"/>GCTGTTAAGGAAGATATGTAAGAGCTGCAGAAAATAATGGGGTTTGTAAGCAAGTG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CAGCTATTTCACATGTCTTATATCACAGGCAGCTGCTGGGACCTACTTTAGGTTA</text:p>
      <text:p text:style-name="Preformatted_20_Text">Masked <text:s text:c="9"/>AACTGCAGCTATTTCACATGTCTTATATCACAGGCAGCTGCTGGGACCTACTTTAG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TAAAATTGAACAGTGTAATTTAACATTAGGTGGAGAACGTATGAGTCATATGCAT</text:p>
      <text:p text:style-name="Preformatted_20_Text">Masked <text:s text:c="9"/>TTACATAAAATTGAACAGTGTAATTTAACATTAGGTGGAGAACGTATGAGTCATAT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GGAATATTTCTCCTGATCAGTTTTCATTTTATTATTTTAGAGCATTTGCTTTATTT</text:p>
      <text:p text:style-name="Preformatted_20_Text">Masked <text:s text:c="9"/>CAAAGGAATATTTCTCCTGATCAGTTTTCATTTTATTATTTTAGAGCATTTGCTTTATT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GTTTCATTTTTAATTGGAGCTGTGCCCTTCATGCAAGCGGTCTGAGAACAGCAGAGAGT</text:p>
      <text:p text:style-name="Preformatted_20_Text">Masked <text:s text:c="9"/>TGTTTCATTTTTAATTGGAGCTGTGCCCTTCATGCAAGCGGTCTGAGAACAGCAGAG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CCAGAATAAGAGAGAATTTAGTTCTGTTCTGAAAATAAACAAAGGCAAAACTCCAGC</text:p>
      <text:p text:style-name="Preformatted_20_Text">Masked <text:s text:c="9"/>GATCCAGAATAAGAGAGAATTTAGTTCTGTTCTGAAAATAAACAAAGGCAAAACTC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CTTAGTGGGCATGAAGGAACAGCTTCCATTATCTCGCAAGCCATATGGAATTATTT</text:p>
      <text:p text:style-name="Preformatted_20_Text">Masked <text:s text:c="9"/>TGACCTTAGTGGGCATGAAGGAACAGCTTCCATTATCTCGCAAGCCATATGGAAT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GTTTTAAAAGTTGACATCTTTAGATATTATACCTGAGAAAAAGATTCCCTTGTCA</text:p>
      <text:p text:style-name="Preformatted_20_Text">Masked <text:s text:c="9"/>ATTCTGTTTTAAAAGTTGACATCTTTAGATATTATACCTGAGAAAAAGATTCCCTT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GATCTCAAAAGTCTTGCTGTAATTAGCAAGGGGACAATAGTCTGAACTTCTTGCTG</text:p>
      <text:p text:style-name="Preformatted_20_Text">Masked <text:s text:c="9"/>AATTGATCTCAAAAGTCTTGCTGTAATTAGCAAGGGGACAATAGTCTGAACTTCTT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CTCAGTTTAAATTGGAGAAGTTTTTACTTCAGTTAAGCAAGTTTGTTCCTGTCCAA</text:p>
      <text:p text:style-name="Preformatted_20_Text">Masked <text:s text:c="9"/>CTTCCTCAGTTTAAATTGGAGAAGTTTTTACTTCAGTTAAGCAAGTTTGTTCCTGT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CTAGACAGAATAGTATGCTCAAAAGTGCTGTAGTTTCATTATAAGTAAAATAGAAC</text:p>
      <text:p text:style-name="Preformatted_20_Text">Masked <text:s text:c="9"/>AGTACTAGACAGAATAGTATGCTCAAAAGTGCTGTAGTTTCATTATAAGTAAAATA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TTCCTGCTGTACTGCATACCAGAATGGCTCTCGCATCTGCTTTCTTTTCTCTGCA</text:p>
      <text:p text:style-name="Preformatted_20_Text">Masked <text:s text:c="9"/>AGATTTTCCTGCTGTACTGCATACCAGAATGGCTCTCGCATCTGCTTTCTTTTCTC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GA<text:span text:style-name="T1">ACCAGACCTTTCTACATATAAAGGAAAGATTCACCTTGGAAGATTCCAGATGTG</text:span></text:p>
      <text:p text:style-name="Preformatted_20_Text">Masked <text:s text:c="9"/>TTAAGA<text:span text:style-name="T1">ACCAGACCTTTCTACATATAAAGGAAAGATTCACCTTGGAAGATTCCAGATG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AGTTGTGGTGTCCATCTCATAGATAGTTTACACTGGAAATTTCCTTACTTTGGTTAAGA</text:span></text:p>
      <text:p text:style-name="Preformatted_20_Text">Masked <text:s text:c="9"/><text:span text:style-name="T1">GAGTTGTGGTGTCCATCTCATAGATAGTTTACACTGGAAATTTCCTTACTTTGGTTAA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AGGATAGTGGTAATTTAATATTCCCTCATGTAGTTGAGA</text:span>TACCTAAGTTTTTGTACAGG</text:p>
      <text:p text:style-name="Preformatted_20_Text">Masked <text:s text:c="9"/><text:span text:style-name="T1">TAGGATAGTGGTAATTTAATATTCCCTCATGTAGTTGAGA</text:span>TACCTAAGTTTTTGTA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AAGTGATTGTTCTGGTATAAGTTAGAAGAGGCAATTACTGCGCTGGTTTTGGAGCT</text:p>
      <text:p text:style-name="Preformatted_20_Text">Masked <text:s text:c="9"/>AGTAAAGTGATTGTTCTGGTATAAGTTAGAAGAGGCAATTACTGCGCTGGTTTTGG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TATATGCACCTGCTTCATGACACATGAACAGTAACAGTATTACTGATGGATATTG</text:p>
      <text:p text:style-name="Preformatted_20_Text">Masked <text:s text:c="9"/>CTGAATATATGCACCTGCTTCATGACACATGAACAGTAACAGTATTACTGATGGAT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AATGCAAAGGGACATGAGGCAAAACATAAAATCTGCCTCATGGGATTATTCTGTTC</text:p>
      <text:p text:style-name="Preformatted_20_Text">Masked <text:s text:c="9"/>AGAAAATGCAAAGGGACATGAGGCAAAACATAAAATCTGCCTCATGGGATTATTCT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GCTTGGAGATCACTGTGATTCTTTTATTAAGAACCAGTATTAAGCAAAACTCTTTCT</text:p>
      <text:p text:style-name="Preformatted_20_Text">Masked <text:s text:c="9"/>AGCGCTTGGAGATCACTGTGATTCTTTTATTAAGAACCAGTATTAAGCAAAACTCTTTC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AACATAAAGGTAAGGCACTAGACATTCAATTTGAGTTTAATATGTAGAAATGATGTGTT</text:p>
      <text:p text:style-name="Preformatted_20_Text">Masked <text:s text:c="9"/>GAACATAAAGGTAAGGCACTAGACATTCAATTTGAGTTTAATATGTAGAAATGATG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<text:span text:style-name="T1">TTACTGTGAAGATCCAAAATGATTGACATAGATTACATACAGTGGGTTAAGTTCT</text:span></text:p>
      <text:p text:style-name="Preformatted_20_Text">Masked <text:s text:c="9"/>GAAGA<text:span text:style-name="T1">TTACTGTGAAGATCCAAAATGATTGACATAGATTACATACAGTGGGTTAAGTTC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GTTGATGCTCCTGTAGTAATACAGCAAAGGGTCAGTATAGCCTCTTCACAGCTGCAGC</text:span></text:p>
      <text:p text:style-name="Preformatted_20_Text">Masked <text:s text:c="9"/><text:span text:style-name="T1">TGGTTGATGCTCCTGTAGTAATACAGCAAAGGGTCAGTATAGCCTCTTCACAGCTGCAG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CTTACAGTTTGAAAGC</text:span>TTTTGTTGTTAAATGAAGGTGAGTTTCCAAACTTACAATGAAC</text:p>
      <text:p text:style-name="Preformatted_20_Text">Masked <text:s text:c="9"/><text:span text:style-name="T1">TCTTACAGTTTGAAAGC</text:span>TTTTGTTGTTAAATGAAGGTGAGTTTCCAAACTTACAAT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ACATATTTACTTCATTTTGACAATTTCTTCAGATATTTATTCTAGTGTTGTGTATA</text:p>
      <text:p text:style-name="Preformatted_20_Text">Masked <text:s text:c="9"/>TTCCACATATTTACTTCATTTTGACAATTTCTTCAGATATTTATTCTAGTGTTGTG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AGAATTCCAAACATTGAAAAGGTCTGATATACATGGACCTTTTTCTTGTACAGCT</text:p>
      <text:p text:style-name="Preformatted_20_Text">Masked <text:s text:c="9"/>TAAAAAGAATTCCAAACATTGAAAAGGTCTGATATACATGGACCTTTTTCTTGTAC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CCAATTCATTTCCTGCACTGTAATTGCCTGTGGTGGAGATTTGAAGCACAGATGCC</text:p>
      <text:p text:style-name="Preformatted_20_Text">Masked <text:s text:c="9"/>GTCTCCAATTCATTTCCTGCACTGTAATTGCCTGTGGTGGAGATTTGAAGCACAGA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ATGGGCCTTAGAGCTTGATATTCAGGCAGCTTCCTAGTGTGACAAAATATTGAAAC</text:p>
      <text:p text:style-name="Preformatted_20_Text">Masked <text:s text:c="9"/>CAAAATGGGCCTTAGAGCTTGATATTCAGGCAGCTTCCTAGTGTGACAAAATATTG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AGACCCATAAGCAGTGTTACTGACAAGGGCAATTTTCTAAAGCCAATTCTGGGCAA</text:p>
      <text:p text:style-name="Preformatted_20_Text">Masked <text:s text:c="9"/>CTCCAGACCCATAAGCAGTGTTACTGACAAGGGCAATTTTCTAAAGCCAATTCTGG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GATGTATGCCAGATGATGCAGTGATCTGCAGAGTAGCCAAAGCTGAAAGAGTAAGA</text:p>
      <text:p text:style-name="Preformatted_20_Text">Masked <text:s text:c="9"/>GTGGGATGTATGCCAGATGATGCAGTGATCTGCAGAGTAGCCAAAGCTGAAAGAGT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ATCATAGTCCACTTTGTCCTCTCTCAAACATATTTGGTAAAAAGCTCTAATTACT</text:p>
      <text:p text:style-name="Preformatted_20_Text">Masked <text:s text:c="9"/>ATTAAATCATAGTCCACTTTGTCCTCTCTCAAACATATTTGGTAAAAAGCTCTAAT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CTTTCTGTCACTGCACAGAAGACAGACAGATGTTGGACTAATCCTAGTATGATGTCC</text:p>
      <text:p text:style-name="Preformatted_20_Text">Masked <text:s text:c="9"/>GATCTTTCTGTCACTGCACAGAAGACAGACAGATGTTGGACTAATCCTAGTATGATG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ACCAG<text:span text:style-name="T1">CTGTCACTAATAGAAACTGGAGCTGACAAATAGTCTGGTTCACCTGCATCA</text:span></text:p>
      <text:p text:style-name="Preformatted_20_Text">Masked <text:s text:c="9"/>TAATACCAG<text:span text:style-name="T1">CTGTCACTAATAGAAACTGGAGCTGACAAATAGTCTGGTTCACCTGCATC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TGGTGAAAGCACTTGAACTTGCCAATGTAATAATCCTACACCACAACTTGGTGGCAGAC</text:span></text:p>
      <text:p text:style-name="Preformatted_20_Text">Masked <text:s text:c="9"/><text:span text:style-name="T1">ATGGTGAAAGCACTTGAACTTGCCAATGTAATAATCCTACACCACAACTTGGTGGCAG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ATGCAAAGGCAAACTCATTGAAAAATGTCCCTGT</text:span>AGAAAAGCGAAAAAGCTATGCTGCA</text:p>
      <text:p text:style-name="Preformatted_20_Text"><text:soft-page-break/>Masked <text:s text:c="9"/><text:span text:style-name="T1">CATGCAAAGGCAAACTCATTGAAAAATGTCCCTGT</text:span>AGAAAAGCGAAAAAGCTATGC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AGCAGCCTCTGTTCAGTACTATTGTGTCACTGCTGTTTTGAATGGTCAGCAATATT</text:p>
      <text:p text:style-name="Preformatted_20_Text">Masked <text:s text:c="9"/>GGTAAGCAGCCTCTGTTCAGTACTATTGTGTCACTGCTGTTTTGAATGGTCAGCA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AACTTTCAGTGACACGGTTGAAGAAGTGACAGGGATAAGTATGCTTACATTTCACT</text:p>
      <text:p text:style-name="Preformatted_20_Text">Masked <text:s text:c="9"/>GGTGAACTTTCAGTGACACGGTTGAAGAAGTGACAGGGATAAGTATGCTTACATTT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TCTGTGAGGATATGGCTTTCAAAAACATCCACACTGTATCGCCAATTGATGAATGC</text:p>
      <text:p text:style-name="Preformatted_20_Text">Masked <text:s text:c="9"/>TCAGTCTGTGAGGATATGGCTTTCAAAAACATCCACACTGTATCGCCAATTGATGA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ATTTGTCTTCGGATGCCTGGAAAACTAACATCAGAACACAGAACTTTGAGAGTTCT</text:p>
      <text:p text:style-name="Preformatted_20_Text">Masked <text:s text:c="9"/>TTATATTTGTCTTCGGATGCCTGGAAAACTAACATCAGAACACAGAACTTTGAGAG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AAAAACAGACTAAAAATCTGGATCTTGGAATCCAGTTTTCACTTCAAGTCAGATTC</text:p>
      <text:p text:style-name="Preformatted_20_Text">Masked <text:s text:c="9"/>GGGGAAAAACAGACTAAAAATCTGGATCTTGGAATCCAGTTTTCACTTCAAGTCAG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TCAGAAAACTTAAGTTTCTGGGAGATAAACAGAACATATTTTCGATGCATGATATA</text:p>
      <text:p text:style-name="Preformatted_20_Text">Masked <text:s text:c="9"/>TCCATCAGAAAACTTAAGTTTCTGGGAGATAAACAGAACATATTTTCGATGCATG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GACAGTCTGGGAGTCTGAATTCTCTTACTTGGTAAGCAGTACGCTTAAATCCAACA</text:p>
      <text:p text:style-name="Preformatted_20_Text">Masked <text:s text:c="9"/>TAAAGACAGTCTGGGAGTCTGAATTCTCTTACTTGGTAAGCAGTACGCTTAAATCC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TACACTTAGAGCAATTTTAAAATTTTTATCCTGGAAAAAAAAATAGTTTAAGAAAA</text:p>
      <text:p text:style-name="Preformatted_20_Text">Masked <text:s text:c="9"/>GAGCTACACTTAGAGCAATTTTAAAATTTTTATCCTGGAAAAAAAAATAGTTTAA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AGCAAAATGGTTTTGGGAAGTTTTGTTTCTAAAATAATACTGCAGAAAAAAACAA</text:p>
      <text:p text:style-name="Preformatted_20_Text">Masked <text:s text:c="9"/>TGTTTAGCAAAATGGTTTTGGGAAGTTTTGTTTCTAAAATAATACTGCAGAAAAA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TATAGGATTTTTTATTTTTGAGGATGGAAGCTCTGGTCCATAAAATGGCAAAATGG</text:p>
      <text:p text:style-name="Preformatted_20_Text">Masked <text:s text:c="9"/>AATCTATAGGATTTTTTATTTTTGAGGATGGAAGCTCTGGTCCATAAAATGGCAAA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ACTTTCTTCATTTGCTGAGAACAAAGAAGATTGCATGCTATCTGGATGTTACACT</text:p>
      <text:p text:style-name="Preformatted_20_Text">Masked <text:s text:c="9"/>TCTCAACTTTCTTCATTTGCTGAGAACAAAGAAGATTGCATGCTATCTGGATGTTA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GTTTTTACACCCAGGTGGAAGTGTTTGGGTTTTGTGCCTAATACATTACTGTAAGT</text:p>
      <text:p text:style-name="Preformatted_20_Text">Masked <text:s text:c="9"/>AAGAGTTTTTACACCCAGGTGGAAGTGTTTGGGTTTTGTGCCTAATACATTACTGT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TCTCGTCTTTCAGGCCACAAGAAGAAAAGAGCTGGCAAAACAGGGAAAGGATCTTG</text:p>
      <text:p text:style-name="Preformatted_20_Text">Masked <text:s text:c="9"/>TCCTTCTCGTCTTTCAGGCCACAAGAAGAAAAGAGCTGGCAAAACAGGGAAAGGAT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TTTCCCTGTTGAAACATCCTGGTGGTAAGTCCTGCAATATGACCTATATCTGAGCC</text:p>
      <text:p text:style-name="Preformatted_20_Text">Masked <text:s text:c="9"/>TATGTTTCCCTGTTGAAACATCCTGGTGGTAAGTCCTGCAATATGACCTATATCTGAGC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AGCTACTTAACAGAACAGCCAGTCATCTGTCACCTTCAGTAGAGTTCAACTATGTCCA</text:p>
      <text:p text:style-name="Preformatted_20_Text">Masked <text:s text:c="9"/>ATAGCTACTTAACAGAACAGCCAGTCATCTGTCACCTTCAGTAGAGTTCAACTATG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TCTACTTGTTAAACACTCTGAAGAAAGAATTGCCAGCAGGACATAATATTACTCAT</text:p>
      <text:p text:style-name="Preformatted_20_Text">Masked <text:s text:c="9"/>ATAATCTACTTGTTAAACACTCTGAAGAAAGAATTGCCAGCAGGACATAATATTAC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CCTAAATCAGAGAATTATGAATTGCTTCCTACAGCATCTCATCTCTATGCTATCAAA</text:p>
      <text:p text:style-name="Preformatted_20_Text">Masked <text:s text:c="9"/>GGGCCTAAATCAGAGAATTATGAATTGCTTCCTACAGCATCTCATCTCTATGCTA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TTCATTCCAAAAGTTGTTCTGCAAATGGAAGAGAGAAAACAGAGAGCATGATAAAA</text:p>
      <text:p text:style-name="Preformatted_20_Text">Masked <text:s text:c="9"/>GCTGTTCATTCCAAAAGTTGTTCTGCAAATGGAAGAGAGAAAACAGAGAGCATGA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GGCTAATGTGAGATTGACTGTGACAACTAGGGGACATTAGGTAAAAGTGGCAAGTG</text:p>
      <text:p text:style-name="Preformatted_20_Text">Masked <text:s text:c="9"/>TTCAGGCTAATGTGAGATTGACTGTGACAACTAGGGGACATTAGGTAAAAGTGGCA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ATTAAAAGTGCAGGCTGTTCTTCCACACAGTGGCCATATCAAAATAAACACTTTAG</text:p>
      <text:p text:style-name="Preformatted_20_Text">Masked <text:s text:c="9"/>GCAGATTAAAAGTGCAGGCTGTTCTTCCACACAGTGGCCATATCAAAATAAACAC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TCAGCAAAACTAATGGAATTTTCTCAAACATGTAGATAAACATGTAGATAGTGAT</text:p>
      <text:p text:style-name="Preformatted_20_Text">Masked <text:s text:c="9"/>AAAACTCAGCAAAACTAATGGAATTTTCTCAAACATGTAGATAAACATGTAGATAG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ACTCGGAAAGCATCTAAAATATCGATTTTGGCAGGATGGGAGAGTATTTTGGGGGA</text:p>
      <text:p text:style-name="Preformatted_20_Text">Masked <text:s text:c="9"/>GCTCACTCGGAAAGCATCTAAAATATCGATTTTGGCAGGATGGGAGAGTATTTTGG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TTCTATTTGCTTCCCTACTCCTGGATGTACTTCAGGTATGTGCTATTTTTCTCTC</text:p>
      <text:p text:style-name="Preformatted_20_Text">Masked <text:s text:c="9"/>AGAATTTCTATTTGCTTCCCTACTCCTGGATGTACTTCAGGTATGTGCTATTTTTC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AAACATGGTAACAAAGTTAAGAGTTTGGTTGATCCAGTGCAGCTGCTCTTATTCT</text:p>
      <text:p text:style-name="Preformatted_20_Text">Masked <text:s text:c="9"/>ATTAAAAACATGGTAACAAAGTTAAGAGTTTGGTTGATCCAGTGCAGCTGCTCTTA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TTGCACGAGCAGCTTAATTTTATTCCTACAGCATATTGATGTCATGTCCTTTCTA</text:p>
      <text:p text:style-name="Preformatted_20_Text">Masked <text:s text:c="9"/>AAAAATTGCACGAGCAGCTTAATTTTATTCCTACAGCATATTGATGTCATGTCCTT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GCATTGTTAATTACCATGATGTGTACGCATGATACATCCGTTTTCAGATGTGCTTC</text:p>
      <text:p text:style-name="Preformatted_20_Text">Masked <text:s text:c="9"/>GTTAGCATTGTTAATTACCATGATGTGTACGCATGATACATCCGTTTTCAGATGTG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TGTATATTATACGTTCTTTTTAAAAAATTAACTTTGGCTCCTGATAACATTACATA</text:p>
      <text:p text:style-name="Preformatted_20_Text">Masked <text:s text:c="9"/>CTCCTGTATATTATACGTTCTTTTTAAAAAATTAACTTTGGCTCCTGATAACATTA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GAGAACTCACTCTTTCAACTGAAGTCAGTGGGAAACTTATGTACTTGAGGCTTCTA</text:p>
      <text:p text:style-name="Preformatted_20_Text">Masked <text:s text:c="9"/>GATTGAGAACTCACTCTTTCAACTGAAGTCAGTGGGAAACTTATGTACTTGAGGCT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TCACAACATATGTTTTGATTTATTTATTATTCATTAGAATTAGTCTATGTTACAAT</text:p>
      <text:p text:style-name="Preformatted_20_Text">Masked <text:s text:c="9"/>GATATCACAACATATGTTTTGATTTATTTATTATTCATTAGAATTAGTCTATGTTACA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ATAACTAAGACACCATGAAATCATGTTCTTGATGAGCCATGAGAGTCTTATTTCACTTA</text:p>
      <text:p text:style-name="Preformatted_20_Text">Masked <text:s text:c="9"/>TATAACTAAGACACCATGAAATCATGTTCTTGATGAGCCATGAGAGTCTTATTTC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TGATCAATAAATATGCCACAGCTGCTATCTTCTATCTTTTATTTTTTCCCTTTTT</text:p>
      <text:p text:style-name="Preformatted_20_Text">Masked <text:s text:c="9"/>AATATTGATCAATAAATATGCCACAGCTGCTATCTTCTATCTTTTATTTTTTCCC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TCATTAATGGACTCCAAACCAATTCTACAAATCATAGTCTCTGCTGGAAAGCTTG</text:p>
      <text:p text:style-name="Preformatted_20_Text">Masked <text:s text:c="9"/>AAAAATCATTAATGGACTCCAAACCAATTCTACAAATCATAGTCTCTGCTGGAAAG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CCAAAAGCATCATGATTTAAAAGAAACTGCACTGTAAATGACTGTTTATGAAAACA</text:p>
      <text:p text:style-name="Preformatted_20_Text">Masked <text:s text:c="9"/>CTACCCAAAAGCATCATGATTTAAAAGAAACTGCACTGTAAATGACTGTTTATGA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AATGTACCACTAAACTCCTGAACAAAGGTGAGCAGAGGCAGTGATTGCAGTTCATC</text:p>
      <text:p text:style-name="Preformatted_20_Text">Masked <text:s text:c="9"/>AAGTAATGTACCACTAAACTCCTGAACAAAGGTGAGCAGAGGCAGTGATTGCAGTT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CTTGTCTTCTGATTACATTACAGCATGGATTATCTATATTTGTTAGTCCATGGCA</text:p>
      <text:p text:style-name="Preformatted_20_Text">Masked <text:s text:c="9"/>TTTTACTTGTCTTCTGATTACATTACAGCATGGATTATCTATATTTGTTAGTCCAT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GATGCCCATTTGACAGTGTTTTCTTCATAATTATTTGTGGTGAATGTTTTCAAACT</text:p>
      <text:p text:style-name="Preformatted_20_Text">Masked <text:s text:c="9"/>TAATGATGCCCATTTGACAGTGTTTTCTTCATAATTATTTGTGGTGAATGTTTTCA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TTTAAGAATTCAGATCCAGTATGAATACCAAAATAATTTATATAACATTGCCTGGT</text:p>
      <text:p text:style-name="Preformatted_20_Text">Masked <text:s text:c="9"/>GATTTTTAAGAATTCAGATCCAGTATGAATACCAAAATAATTTATATAACATTGCC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GATATACTGTCAGTAAAGAACCTGTGAGAGTAATTGATCTTCATCAAAATGCTCTT</text:p>
      <text:p text:style-name="Preformatted_20_Text">Masked <text:s text:c="9"/>TAATGATATACTGTCAGTAAAGAACCTGTGAGAGTAATTGATCTTCATCAAAATGC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ACATTTTTCCATCTCCACAGCTTTCATCAAATTTACAGTCTAAATCAGTGGTATGT</text:p>
      <text:p text:style-name="Preformatted_20_Text">Masked <text:s text:c="9"/>TTGGACATTTTTCCATCTCCACAGCTTTCATCAAATTTACAGTCTAAATCAGTGG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GACTTGCTGCTTTACTAGAGTTATTAAAACATTTGCTGAAGACTTTGATGTTGTA</text:p>
      <text:p text:style-name="Preformatted_20_Text">Masked <text:s text:c="9"/>TTAAAGACTTGCTGCTTTACTAGAGTTATTAAAACATTTGCTGAAGACTTTGATG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TCTTGTATATGTCATAGAATCACTGAATGGTTTGTGTTGGAAGGGACCTTAAATAG</text:p>
      <text:p text:style-name="Preformatted_20_Text">Masked <text:s text:c="9"/>TCTATCTTGTATATGNNNNNNNNNNNNNNNNNNNNNNNNNNNNNNNNNNNNNNNNNNNNN</text:p>
      <text:p text:style-name="Preformatted_20_Text"><text:s text:c="16"/>*************** <text:s text:c="44"/></text:p>
      <text:p text:style-name="Preformatted_20_Text"/>
      <text:p text:style-name="Preformatted_20_Text">Unmasked <text:s text:c="7"/>ACCTTATAGCCCAACCAGTTCCAACCCACTTGCTGAGGCAATTGCACTCCCTGTCAGCAT</text:p>
      <text:p text:style-name="Preformatted_20_Text">Masked <text:s text:c="9"/>NNNNNNNNNNNNNNNNNNNNNNNNNNNNNNNNNNNNNNNNATTGCACTCCCTGTCAGCAT</text:p>
      <text:p text:style-name="Preformatted_20_Text"><text:s text:c="56"/>********************</text:p>
      <text:p text:style-name="Preformatted_20_Text"/>
      <text:p text:style-name="Preformatted_20_Text">Unmasked <text:s text:c="7"/>CTTGGGTAAGTTTTGACCTTGGTAGACAATTAAGAAAATCTGGTTAGGTTGGAGAGGAAG</text:p>
      <text:p text:style-name="Preformatted_20_Text">Masked <text:s text:c="9"/>CTTGGGTAAGTTTTGACCTTGGTAGACAATTAAGAAAATCTGGTTAGGTTGGAGA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GTTCTCAAAGATACAAAGTTCTAGACATTTCATGAAAAGAAAGTTAGCTAAGCTGA</text:p>
      <text:p text:style-name="Preformatted_20_Text">Masked <text:s text:c="9"/>GATAGTTCTCAAAGATACAAAGTTCTAGACATTTCATGAAAAGAAAGTTAGCTAAGCTG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TAAACAAAAGAAAATTAGTGTCCCTTTTGTGGAAAAAGCATTAATGTGAATCCAGCTAT</text:p>
      <text:p text:style-name="Preformatted_20_Text">Masked <text:s text:c="9"/>GTAAACAAAAGAAAATTAGTGTCCCTTTTGTGGAAAAAGCATTAATGTGAATCCAG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CTAGACAAGAAAAGATATACAGAGAAGCAAGATACAAGAAAATAAACTCATTTTTA</text:p>
      <text:p text:style-name="Preformatted_20_Text">Masked <text:s text:c="9"/>TCTACTAGNNNNNNNNNNNNNNNNNNNNNNNNNNNNNNNNNNNNNATAAACTCATTTTTA</text:p>
      <text:p text:style-name="Preformatted_20_Text"><text:s text:c="16"/>******** <text:s text:c="36"/>***************</text:p>
      <text:p text:style-name="Preformatted_20_Text"/>
      <text:p text:style-name="Preformatted_20_Text">Unmasked <text:s text:c="7"/>TGTGCTAAGAACTAAAGTATAGAGGGCTGAGTGATTTGTAAACACAGGAATGCCGGAAGC</text:p>
      <text:p text:style-name="Preformatted_20_Text">Masked <text:s text:c="9"/>TGTGCTAAGAACTAAAGTATAGAGGGCTGAGTGATTTGTAAACACAGGAATGCCGG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CAGCTCAAAGAAGTAAGTTCATTGTGTACATGGAGTCCAGGTCTGGAAGAGTCTCCT</text:p>
      <text:p text:style-name="Preformatted_20_Text">Masked <text:s text:c="9"/>CACCAGCTCAAAGAAGTAAGTTCATTGTGTACATGGAGTCCAGGTCTGGAAGAGTC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CTTGTTTCCCTGCTTCCTGCTCACTTTAGGTGACTCTGAACACTTTCAGTACCAA</text:p>
      <text:p text:style-name="Preformatted_20_Text">Masked <text:s text:c="9"/>TGAATCTTGTTTCCCTGCTTCCTGCTCACTTTAGGTGACTCTGAACACTTTCAGTA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CAAACACCAGAAAACAAAACAGAGGAGAGAACTGTTCACCAGGTTCCTACAGCAGA</text:p>
      <text:p text:style-name="Preformatted_20_Text">Masked <text:s text:c="9"/>AGACCAAACACCAGAAAACAAAACAGAGGAGAGAACTGTTCACCAGGTTCCTACAG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ATTTGAAAAGAGTTAAGTGTACTCACATGGCAACCAAAGAAAGTGAATCACACCC</text:p>
      <text:p text:style-name="Preformatted_20_Text">Masked <text:s text:c="9"/>AAAGAATTTGAAAAGAGTTAAGTGTACTCACATGGCAACCAAAGAAAGTGAATCACA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CTACAAACGGAGATGAAAAAAAGATCTTTAATTGGTTTCTGTCAGTATGAACAGTT</text:p>
      <text:p text:style-name="Preformatted_20_Text">Masked <text:s text:c="9"/>TGTACTACAAACGGAGATGAAAAAAAGATCTTTAATTGGTTTCTGTCAGTATGAA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CTCAAGCACAGAAGTGGAAATAGGCCTAATTAGTGTTCCTATGTGAAAAGGTGGTA</text:p>
      <text:p text:style-name="Preformatted_20_Text">Masked <text:s text:c="9"/>CCCTCTCAAGCACAGAAGTGGAAATAGGCCTAATTAGTGTTCCTATGTGAAAAGGT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CAGAAAGTTCCATTCAGAATGTACATGCCTCAAGAATCTCTGCAGTCCTGTCAG</text:p>
      <text:p text:style-name="Preformatted_20_Text">Masked <text:s text:c="9"/>TTTTCTCAGAAAGTTCCATTCAGAATGTACATGCCTCAAGAATCTCTGCAGTCCTG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TTCAGAAAGAACCAGACCTGACATACAGGAGCTTTACTATGCTATGCACCTGAAG</text:p>
      <text:p text:style-name="Preformatted_20_Text">Masked <text:s text:c="9"/>AACAGTTCAGAAAGAACCAGACCTGACATACAGGAGCTTTACTATGCTATGCACC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GCTGCTCGTAGTGGAAGATTTGTTAGTGTTTACCGTGGCAACAGCAGGAATCTTAA</text:p>
      <text:p text:style-name="Preformatted_20_Text">Masked <text:s text:c="9"/>TAAAGCTGCTCGTAGTGGAAGATTTGTTAGTGTTTACCGTGGCAACAGCAGGAATC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TGATGTCAGATATCAGGAAATTCCTCACAGAGAAATTTCTCAATAGTTGTACATG</text:p>
      <text:p text:style-name="Preformatted_20_Text">Masked <text:s text:c="9"/>AACAGTGATGTCAGATATCAGGAAATTCCTCACAGAGAAATTTCTCAATAGTTGTA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TCACTGGTTAAAAAATCTAAAACTTAGGGAAACCTACCATAGTCCTAGATTTAAATCT</text:p>
      <text:p text:style-name="Preformatted_20_Text">Masked <text:s text:c="9"/>CGTCACTGGTTAAAAAATCTAAAACTTAGGGAAACCTACCATAGTCCTAGATTTAA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TGACCAGACATACTGGCCAAGAATCCAAAAGACTTTTCAGTACAGTTACTACAGT</text:p>
      <text:p text:style-name="Preformatted_20_Text"><text:soft-page-break/>Masked <text:s text:c="9"/>CAGTGTGACCAGACATACTGGCCAAGAATCCAAAAGACTTTTCAGTACAGTTACT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ATCTTCAAACTGACAAATATATTTTGTTCATAATGGAAGATTCCTCCTGACTTGAC</text:p>
      <text:p text:style-name="Preformatted_20_Text">Masked <text:s text:c="9"/>TACTATCTTCAAACTGACAAATATATTTTGTTCATAATGGAAGATTCCTCCTGACT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AATCTACTTTGTAAAATGCTTATATAGCATATGGAAAACTTGCTAATCTTCCTCTT</text:p>
      <text:p text:style-name="Preformatted_20_Text">Masked <text:s text:c="9"/>GCTAAATCTACTTTGTAAAATGCTTATATAGCATATGGAAAACTTGCTAATCTTCC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CCTCTTTGAAAGATTATTATTGAATATGAATAAATATAAATGAATATAGTAAATAA</text:p>
      <text:p text:style-name="Preformatted_20_Text">Masked <text:s text:c="9"/>CTATCCTCTTTGAAAGATTATTATTGAATNNNNNNNNNNNNNNNNNNNNNNNNNNNNNNN</text:p>
      <text:p text:style-name="Preformatted_20_Text"><text:s text:c="16"/>***************************** <text:s text:c="30"/></text:p>
      <text:p text:style-name="Preformatted_20_Text"/>
      <text:p text:style-name="Preformatted_20_Text">Unmasked <text:s text:c="7"/>ATATGAATGAATATAGAATTTTGTCTAATCTCGCCTTAAATGTACTCGTTATCAATTTAC</text:p>
      <text:p text:style-name="Preformatted_20_Text">Masked <text:s text:c="9"/>NNNNNNNNNNNNNTAGAATTTTGTCTAATCTCGCCTTAAATGTACTCGTTATCAATTTAC</text:p>
      <text:p text:style-name="Preformatted_20_Text"><text:s text:c="29"/>***********************************************</text:p>
      <text:p text:style-name="Preformatted_20_Text"/>
      <text:p text:style-name="Preformatted_20_Text">Unmasked <text:s text:c="7"/>CTGTTTGAATTCAAACCTTTACTTTTTAGTATAATCATTCTCCCTTGCTACAGTCTTAAT</text:p>
      <text:p text:style-name="Preformatted_20_Text">Masked <text:s text:c="9"/>CTGTTTGAATTCAAACCTTTACTTTTTAGTATAATCATTCTCCCTTGCTACAGTCTTNNN</text:p>
      <text:p text:style-name="Preformatted_20_Text"><text:s text:c="16"/>********************************************************* <text:s text:c="2"/></text:p>
      <text:p text:style-name="Preformatted_20_Text"/>
      <text:p text:style-name="Preformatted_20_Text">Unmasked <text:s text:c="7"/>CACATTTCCTTTGATCTCCTCTTTCTTAAGCTAGACATGTCAAGCTCTTTTAGTGTC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AGAAGCCAGGAAGTCATTTATCTGCCCATCCTAGAAGACTTCGCCAGTACCTGAA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TAAATTCACAGCCACTCAGCACAGAATGACTGGAGCAGACTAGGAGAGCACACCTTG</text:p>
      <text:p text:style-name="Preformatted_20_Text">Masked <text:s text:c="9"/>NNNNNNNNNNNCAGCCACTCAGCACAGAATGACTGGAGCAGACTAGGAGAGCACACCTTG</text:p>
      <text:p text:style-name="Preformatted_20_Text"><text:s text:c="27"/>*************************************************</text:p>
      <text:p text:style-name="Preformatted_20_Text"/>
      <text:p text:style-name="Preformatted_20_Text">Unmasked <text:s text:c="7"/>CTCTAAATGAGCTCTCTTCAGCAGCCTGTGCAAATTCTTTCTCTGTTTCTCACAAAAAAC</text:p>
      <text:p text:style-name="Preformatted_20_Text">Masked <text:s text:c="9"/>CTCTAAATGAGCTCTCTTCAGCAGCCTGTGCAAATTCTTTCTCTGTTTCTCACAA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GCCCACTGTGCTCCCAAATCACATGAGCATTTCATATGTGCATGTCATGTCAGTGA</text:p>
      <text:p text:style-name="Preformatted_20_Text">Masked <text:s text:c="9"/>GTTTGCCCACTGTGCTCCCAAATCACATGAGCATTTCATATGTGCATGTCATGTCA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TTCATACTAGAATCATTTGATGCACTCCGATTCCATTTCTCCTTCATTTGTTCAAA</text:p>
      <text:p text:style-name="Preformatted_20_Text">Masked <text:s text:c="9"/>CACATTCATACTAGAATCATTTGATGCACTCCGATTCCATTTCTCCTTCATTTGT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AAATTGATGTTCTTAGTCCTATTAAAATTTGGTTTACCTTTATTACTCTAATGCAC</text:p>
      <text:p text:style-name="Preformatted_20_Text">Masked <text:s text:c="9"/>GCAAAAATTGATGTTCTTAGTCCTATTAAAATTTGGTTTACCTTTATTACTCTAAT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CATATTCCTCCTGTGTAATGACTTGATTCTCCCCAGTATTAGCAGTGTCATTCAG</text:p>
      <text:p text:style-name="Preformatted_20_Text">Masked <text:s text:c="9"/>AAATTCATATTCCTCCTGTGTAATGACTTGATTCTCCCCAGTATTAGCAGTGTCAT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GTACATTTTCAATTAACACCAGAATAGGTCCAGTTCTTGAACCAGATTCCTAACCT</text:p>
      <text:p text:style-name="Preformatted_20_Text">Masked <text:s text:c="9"/>TTTAGTACATTTTCAATTAACACCAGAATAGGTCCAGTTCTTGAACCAGATTCCTAACC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GTAGTGACCAGAATAAATCCCACAACCTATGACTGCAGGACACTGCTAGCAATCCCTG</text:p>
      <text:p text:style-name="Preformatted_20_Text">Masked <text:s text:c="9"/>AAGTAGTGACCAGAATAAATCCCACAACCTATGACTGCAGGACACTGCTAGCAATC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CTTTTAAACTGATGTTACTGTAGTCAGCCTCTTATCTACCTTGTAGTCTTTCTAA</text:p>
      <text:p text:style-name="Preformatted_20_Text">Masked <text:s text:c="9"/>TTAAACTTTTAAACTGATGTTACTGTAGTCAGCCTCTTATCTACCTTGTAGTCTTT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TCTTGTTCTGTCCCACTTCTCATCACTTAAAATTCATCAAAAAGCATTTTATGAAA</text:p>
      <text:p text:style-name="Preformatted_20_Text">Masked <text:s text:c="9"/>CAGATCTTGTTCTGTCCCACTTCTCATCACTTAAAATTCATCAAAAAGCATTTTA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CCGCTGAAGTCTAGATAGATGAAATAAATTACCTTTGCTTAAAATGCCAGTTAAAC</text:p>
      <text:p text:style-name="Preformatted_20_Text">Masked <text:s text:c="9"/>TACTCCGCTGAAGTCTAGATAGATGAAATAAATTACCTTTGCTTAAAATGCCAGTT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GAAACACATGCTAAGTTATTCCAACATATTTAATCTTTAATGAAGTACCTAATTT</text:p>
      <text:p text:style-name="Preformatted_20_Text">Masked <text:s text:c="9"/>TTTGTGAAACACATGCTAAGTTATTCCAACATATTTAATCTTTAATGAAGTACCT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TAGATTTTTTTTCAGATTGTTTTTTTTCCCAAATCTCTTCTCAGAGTTGCAAAAC</text:p>
      <text:p text:style-name="Preformatted_20_Text">Masked <text:s text:c="9"/>AAATATAGATTTTTTTTCAGATTGTTTTTTTTCCCAAATCTCTTCTCAGAGTTGC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TGCTCAAAGGGATAAAGCTGCAGCTACCACAGTAATTTTCTGTCTTCTAGAAAATT</text:p>
      <text:p text:style-name="Preformatted_20_Text">Masked <text:s text:c="9"/>ATTGTGCTCAAAGGGATAAAGCTGCAGCTACCACAGTAATTTTCTGTCTTCTAGA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ATATTTGCTAATTTCCACTATGTGTACCTGTAGCAGTATTTGCTATTATAGCTATA</text:p>
      <text:p text:style-name="Preformatted_20_Text">Masked <text:s text:c="9"/>GGTAATATTTGCTAATTTCCACTATGTGTACCTGTAGCAGTATTTGCTATTATAGC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TATATTGCACTGAAGTTTTAACTGAAAAACAATGTTTTAGGAATTAGAGCAATGCA</text:p>
      <text:p text:style-name="Preformatted_20_Text">Masked <text:s text:c="9"/>TTGATATATTGCACTGAAGTTTTAACTGAAAAACAATGTTTTAGGAATTAGAGCAA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TCATTTCAGAGCATTAGTACAGAGATTACAGGGAAACCCTGGTTTCAACACAGAAT</text:p>
      <text:p text:style-name="Preformatted_20_Text">Masked <text:s text:c="9"/>GCAATCATTTCAGAGCATTAGTACAGAGATTACAGGGAAACCCTGGTTTCAACACA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ACTGGAGACTTTCAAGGCCAGGCTGGATCAGGCCCTGGGCAACCTGACCTAGCTGT</text:p>
      <text:p text:style-name="Preformatted_20_Text">Masked <text:s text:c="9"/>GCAGANNNNNNNNNNNNNNNNNNNNNNNNNNNNNNNNNNNNNNNNNNNNNNNNNNNNNNN</text:p>
      <text:p text:style-name="Preformatted_20_Text"><text:s text:c="16"/>***** <text:s text:c="54"/></text:p>
      <text:p text:style-name="Preformatted_20_Text"/>
      <text:p text:style-name="Preformatted_20_Text">Unmasked <text:s text:c="7"/>GGTGTCTCTGTTCACTGCAGGGGAGTTGGAGCCAACTCTAAGGATACTGTGATTCTG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TATGATTCTATGATCCAGCTCAGTGAGGTCCATGGACATATGCCCTTTCTCCCTTCA</text:p>
      <text:p text:style-name="Preformatted_20_Text">Masked <text:s text:c="9"/>NNNNNNNNNNNNNNNNNCCAGCTCAGTGAGGTCCATGGACATATGCCCTTTCTCCCTTCA</text:p>
      <text:p text:style-name="Preformatted_20_Text"><text:s text:c="33"/>*******************************************</text:p>
      <text:p text:style-name="Preformatted_20_Text"/>
      <text:p text:style-name="Preformatted_20_Text">Unmasked <text:s text:c="7"/>CTTTTTATACATAGAAATTCCGTAGCGGTATTGAGCTTTAATATACTGCTGGACCAGAAA</text:p>
      <text:p text:style-name="Preformatted_20_Text">Masked <text:s text:c="9"/>CTTTTTATACATAGAAATTCCGTAGCGGTATTGAGCTTTAATATACTGCTGGACC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CTACTTTTCTGATGTTATCAGCCATGAATAGCTGAAGAATCAGAAGTAAGTGGCCT</text:p>
      <text:p text:style-name="Preformatted_20_Text">Masked <text:s text:c="9"/>AGCTCTACTTTTCTGATGTTATCAGCCATGAATAGCTGAAGAATCAGAAGTAAGTGGCC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AAATACAGTTCAGATTAATAGAGGAAGAAAATGGCTTTGATTTTAAACATTCAGGAAAA</text:p>
      <text:p text:style-name="Preformatted_20_Text">Masked <text:s text:c="9"/>TAAATACAGTTCAGATTAATAGAGGAAGAAAATGGCTTTGATTTTAAACATTCAG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AGCCAGAAGGAGAAGTACATGTGGCAGGTTATGAAGCGTGAATACACGAAAAGTTG</text:p>
      <text:p text:style-name="Preformatted_20_Text">Masked <text:s text:c="9"/>TCTGAGCCAGAAGGAGAAGTACATGTGGCAGGTTATGAAGCGTGAATACACGAAAA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CCTTGAGAATGAAAGACAAAAAAACCAAAATATATTTTCTGTTATAATTCAGCCTG</text:p>
      <text:p text:style-name="Preformatted_20_Text">Masked <text:s text:c="9"/>GGAACCTTGAGAATGAAAGACAAAAAAACCAAAATATATTTTCTGTTATAATTCAG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AGAGAAAACATAACTATATGTTTTTTCTCATCAGCATAGACGTGTTCTTGGAGAT</text:p>
      <text:p text:style-name="Preformatted_20_Text">Masked <text:s text:c="9"/>AGATTAGAGAAAACATAACTATATGTTTTTTCTCATCAGCATAGACGTGTTCTTGG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AAATGAATGAATGCTCATTCACTGCCATTTGTCCTTCACAGTACTGCAGTGTATCC</text:p>
      <text:p text:style-name="Preformatted_20_Text">Masked <text:s text:c="9"/>CATAAAATGAATGAATGCTCATTCACTGCCATTTGTCCTTCACAGTACTGCAGTGTA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CAAATGCTGTTAAAAATTCTGTTAGGTCTCTGATAAT</text:p>
      <text:p text:style-name="Preformatted_20_Text">Masked <text:s text:c="9"/>CAAACAAATGCTGTTAAAAATTCTGTTAGGTCTCTGATAAT</text:p>
      <text:p text:style-name="P1"><text:s text:c="16"/>*****************************************</text:p>
      <text:p text:style-name="Horizontal_20_Line"><text:bookmark text:name="clustalw.dnd"/></text:p>
      <text:p text:style-name="Preformatted_20_Text"><text:a xlink:type="simple" xlink:href="https://www.genome.jp/tools-bin/pushfile?220406153835CGkY5+clustalw.dnd" text:style-name="Internet_20_link" text:visited-style-name="Visited_20_Internet_20_Link">clustalw.dnd</text:a></text:p>
      <text:p text:style-name="Preformatted_20_Text"/>
      <text:p text:style-name="P1">(Unmasked:0.05006,Masked:0.05006);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2:16:07.249804987</meta:creation-date>
    <dc:date>2022-04-06T12:37:41.469838453</dc:date>
    <meta:editing-duration>PT20M5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9" meta:paragraph-count="807" meta:word-count="1366" meta:character-count="60270" meta:non-whitespace-character-count="49721"/>
  </office:meta>
</office:document-meta>
</file>